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02338" officeooo:paragraph-rsid="000023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ECCIONES / maps</text:p>
      <text:p text:style-name="P1"><text:tab/>coleciones heredan de la clase collection y tienen list y set</text:p>
      <text:p text:style-name="P1"><text:tab/>maps hereda de la clase map y tiene sintedmap hashmap y treemap</text:p>
      <text:p text:style-name="P1"><text:tab/>java.util.*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09-25T18:09:55.338000000</dc:date>
    <meta:editing-duration>PT1H21M10S</meta:editing-duration>
    <meta:editing-cycles>1</meta:editing-cycles>
    <meta:document-statistic meta:table-count="0" meta:image-count="0" meta:object-count="0" meta:page-count="1" meta:paragraph-count="4" meta:word-count="27" meta:character-count="156" meta:non-whitespace-character-count="130"/>
  </office:meta>
</office:document-meta>
</file>